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39in" style:contextual-spacing="false" fo:line-height="115%"/>
      <style:text-properties style:font-name="Calibri" fo:font-size="11pt" fo:language="en" fo:country="none" fo:font-weight="normal" style:font-size-asian="11pt" style:font-weight-asian="normal"/>
    </style:style>
    <style:style style:name="P2" style:family="paragraph" style:parent-style-name="Standard">
      <style:paragraph-properties fo:margin-top="0in" fo:margin-bottom="0.139in" style:contextual-spacing="false" fo:line-height="115%" fo:text-align="center" style:justify-single-word="false"/>
      <style:text-properties style:font-name="Calibri" fo:font-size="16pt" fo:language="en" fo:country="none" fo:font-weight="bold" style:font-size-asian="16pt" style:font-weight-asian="bold"/>
    </style:style>
    <style:style style:name="P3" style:family="paragraph" style:parent-style-name="Standard">
      <style:paragraph-properties fo:margin-top="0in" fo:margin-bottom="0.139in" style:contextual-spacing="false" fo:line-height="115%"/>
    </style:style>
    <style:style style:name="P4" style:family="paragraph" style:parent-style-name="Standard" style:master-page-name="Standard">
      <style:paragraph-properties fo:margin-top="0in" fo:margin-bottom="0.139in" style:contextual-spacing="false" fo:line-height="115%" style:page-number="auto"/>
      <style:text-properties style:font-name="Calibri" fo:font-size="11pt" fo:language="en" fo:country="none" style:font-size-asian="11pt"/>
    </style:style>
    <style:style style:name="P5" style:family="paragraph" style:parent-style-name="Standard">
      <style:paragraph-properties fo:margin-top="0in" fo:margin-bottom="0.139in" style:contextual-spacing="false" fo:line-height="115%"/>
      <style:text-properties style:font-name="Calibri" fo:font-size="11pt" fo:language="en" fo:country="none" fo:font-weight="normal" style:font-size-asian="11pt" style:font-weight-asian="normal"/>
    </style:style>
    <style:style style:name="P6"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1c123a" style:font-size-asian="11pt" style:font-weight-asian="normal"/>
    </style:style>
    <style:style style:name="P7"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1e5ad8" style:font-size-asian="11pt" style:font-weight-asian="normal"/>
    </style:style>
    <style:style style:name="P8"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43d97" style:font-size-asian="11pt" style:font-weight-asian="normal"/>
    </style:style>
    <style:style style:name="P9"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93be1" style:font-size-asian="11pt" style:font-weight-asian="normal"/>
    </style:style>
    <style:style style:name="P10"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a7779" style:font-size-asian="11pt" style:font-weight-asian="normal"/>
    </style:style>
    <style:style style:name="P11"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a79b4" style:font-size-asian="11pt" style:font-weight-asian="normal"/>
    </style:style>
    <style:style style:name="P12"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c55c2" style:font-size-asian="11pt" style:font-weight-asian="normal"/>
    </style:style>
    <style:style style:name="P13"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ca1fc" style:font-size-asian="11pt" style:font-weight-asian="normal"/>
    </style:style>
    <style:style style:name="P14"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fdaf4" style:font-size-asian="11pt" style:font-weight-asian="normal"/>
    </style:style>
    <style:style style:name="P15"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04d6e" style:font-size-asian="11pt" style:font-weight-asian="normal"/>
    </style:style>
    <style:style style:name="P16"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31e06" style:font-size-asian="11pt" style:font-weight-asian="normal"/>
    </style:style>
    <style:style style:name="P17"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6d737" style:font-size-asian="11pt" style:font-weight-asian="normal"/>
    </style:style>
    <style:style style:name="P18"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85ec8" style:font-size-asian="11pt" style:font-weight-asian="normal"/>
    </style:style>
    <style:style style:name="P19"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ad3b2" style:font-size-asian="11pt" style:font-weight-asian="normal"/>
    </style:style>
    <style:style style:name="P20"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c9c6c" style:font-size-asian="11pt" style:font-weight-asian="normal"/>
    </style:style>
    <style:style style:name="P21"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412da6" style:font-size-asian="11pt" style:font-weight-asian="normal"/>
    </style:style>
    <style:style style:name="P22"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430417" style:font-size-asian="11pt" style:font-weight-asian="normal"/>
    </style:style>
    <style:style style:name="P23"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4631aa" style:font-size-asian="11pt" style:font-weight-asian="normal"/>
    </style:style>
    <style:style style:name="P24" style:family="paragraph" style:parent-style-name="Standard">
      <style:paragraph-properties fo:margin-top="0in" fo:margin-bottom="0.139in" style:contextual-spacing="false" fo:line-height="115%"/>
    </style:style>
    <style:style style:name="P25" style:family="paragraph" style:parent-style-name="Standard">
      <style:paragraph-properties fo:margin-top="0in" fo:margin-bottom="0.139in" style:contextual-spacing="false" fo:line-height="115%"/>
      <style:text-properties officeooo:paragraph-rsid="0021c59e"/>
    </style:style>
    <style:style style:name="P26" style:family="paragraph" style:parent-style-name="Standard">
      <style:paragraph-properties fo:margin-top="0in" fo:margin-bottom="0.139in" style:contextual-spacing="false" fo:line-height="115%"/>
      <style:text-properties officeooo:paragraph-rsid="00240889"/>
    </style:style>
    <style:style style:name="P27" style:family="paragraph" style:parent-style-name="Standard" style:list-style-name="L1">
      <style:paragraph-properties fo:margin-top="0in" fo:margin-bottom="0.139in" style:contextual-spacing="false" fo:line-height="115%"/>
      <style:text-properties officeooo:paragraph-rsid="00240889"/>
    </style:style>
    <style:style style:name="P28" style:family="paragraph" style:parent-style-name="Standard" style:list-style-name="L1">
      <style:paragraph-properties fo:margin-top="0in" fo:margin-bottom="0.139in" style:contextual-spacing="false" fo:line-height="115%"/>
      <style:text-properties officeooo:paragraph-rsid="00243d97"/>
    </style:style>
    <style:style style:name="P29" style:family="paragraph" style:parent-style-name="Standard" style:list-style-name="L1">
      <style:paragraph-properties fo:margin-top="0in" fo:margin-bottom="0.139in" style:contextual-spacing="false" fo:line-height="115%"/>
      <style:text-properties officeooo:paragraph-rsid="002c55c2"/>
    </style:style>
    <style:style style:name="P30" style:family="paragraph" style:parent-style-name="Standard" style:list-style-name="L1">
      <style:paragraph-properties fo:margin-top="0in" fo:margin-bottom="0.139in" style:contextual-spacing="false" fo:line-height="115%"/>
      <style:text-properties officeooo:paragraph-rsid="002ca1fc"/>
    </style:style>
    <style:style style:name="P31" style:family="paragraph" style:parent-style-name="Standard" style:list-style-name="L1">
      <style:paragraph-properties fo:margin-top="0in" fo:margin-bottom="0.139in" style:contextual-spacing="false" fo:line-height="115%"/>
      <style:text-properties officeooo:paragraph-rsid="00304d6e"/>
    </style:style>
    <style:style style:name="P32" style:family="paragraph" style:parent-style-name="Standard" style:list-style-name="L1">
      <style:paragraph-properties fo:margin-top="0in" fo:margin-bottom="0.139in" style:contextual-spacing="false" fo:line-height="115%"/>
      <style:text-properties officeooo:paragraph-rsid="00331e06"/>
    </style:style>
    <style:style style:name="P33" style:family="paragraph" style:parent-style-name="Standard">
      <style:paragraph-properties fo:margin-top="0in" fo:margin-bottom="0.139in" style:contextual-spacing="false" fo:line-height="115%"/>
      <style:text-properties officeooo:paragraph-rsid="00243d97"/>
    </style:style>
    <style:style style:name="P34" style:family="paragraph" style:parent-style-name="Standard">
      <style:paragraph-properties fo:margin-top="0in" fo:margin-bottom="0.139in" style:contextual-spacing="false" fo:line-height="115%"/>
      <style:text-properties officeooo:paragraph-rsid="00293be1"/>
    </style:style>
    <style:style style:name="P35" style:family="paragraph" style:parent-style-name="Standard">
      <style:paragraph-properties fo:margin-top="0in" fo:margin-bottom="0.139in" style:contextual-spacing="false" fo:line-height="115%"/>
      <style:text-properties officeooo:paragraph-rsid="002a7779"/>
    </style:style>
    <style:style style:name="P36" style:family="paragraph" style:parent-style-name="Standard">
      <style:paragraph-properties fo:margin-top="0in" fo:margin-bottom="0.139in" style:contextual-spacing="false" fo:line-height="115%"/>
      <style:text-properties officeooo:paragraph-rsid="002a79b4"/>
    </style:style>
    <style:style style:name="P37" style:family="paragraph" style:parent-style-name="Standard">
      <style:paragraph-properties fo:margin-top="0in" fo:margin-bottom="0.139in" style:contextual-spacing="false" fo:line-height="115%"/>
      <style:text-properties officeooo:paragraph-rsid="002c55c2"/>
    </style:style>
    <style:style style:name="P38" style:family="paragraph" style:parent-style-name="Standard">
      <style:paragraph-properties fo:margin-top="0in" fo:margin-bottom="0.139in" style:contextual-spacing="false" fo:line-height="115%"/>
      <style:text-properties officeooo:paragraph-rsid="002ca1fc"/>
    </style:style>
    <style:style style:name="P39" style:family="paragraph" style:parent-style-name="Standard">
      <style:paragraph-properties fo:margin-top="0in" fo:margin-bottom="0.139in" style:contextual-spacing="false" fo:line-height="115%"/>
      <style:text-properties officeooo:paragraph-rsid="002fdaf4"/>
    </style:style>
    <style:style style:name="P40" style:family="paragraph" style:parent-style-name="Standard">
      <style:paragraph-properties fo:margin-top="0in" fo:margin-bottom="0.139in" style:contextual-spacing="false" fo:line-height="115%"/>
      <style:text-properties officeooo:paragraph-rsid="00304d6e"/>
    </style:style>
    <style:style style:name="P41" style:family="paragraph" style:parent-style-name="Standard">
      <style:paragraph-properties fo:margin-top="0in" fo:margin-bottom="0.139in" style:contextual-spacing="false" fo:line-height="115%"/>
      <style:text-properties officeooo:paragraph-rsid="00331e06"/>
    </style:style>
    <style:style style:name="P42" style:family="paragraph" style:parent-style-name="Standard">
      <style:paragraph-properties fo:margin-top="0in" fo:margin-bottom="0.139in" style:contextual-spacing="false" fo:line-height="115%"/>
      <style:text-properties officeooo:paragraph-rsid="0036d737"/>
    </style:style>
    <style:style style:name="P43" style:family="paragraph" style:parent-style-name="Standard">
      <style:paragraph-properties fo:margin-top="0in" fo:margin-bottom="0.139in" style:contextual-spacing="false" fo:line-height="115%"/>
      <style:text-properties officeooo:paragraph-rsid="00385ec8"/>
    </style:style>
    <style:style style:name="P44" style:family="paragraph" style:parent-style-name="Standard">
      <style:paragraph-properties fo:margin-top="0in" fo:margin-bottom="0.139in" style:contextual-spacing="false" fo:line-height="115%"/>
      <style:text-properties officeooo:paragraph-rsid="003ad3b2"/>
    </style:style>
    <style:style style:name="P45" style:family="paragraph" style:parent-style-name="Standard">
      <style:paragraph-properties fo:margin-top="0in" fo:margin-bottom="0.139in" style:contextual-spacing="false" fo:line-height="115%"/>
      <style:text-properties officeooo:paragraph-rsid="003c9c6c"/>
    </style:style>
    <style:style style:name="P46" style:family="paragraph" style:parent-style-name="Standard">
      <style:paragraph-properties fo:margin-top="0in" fo:margin-bottom="0.139in" style:contextual-spacing="false" fo:line-height="115%"/>
      <style:text-properties officeooo:paragraph-rsid="00412da6"/>
    </style:style>
    <style:style style:name="P47" style:family="paragraph" style:parent-style-name="Standard">
      <style:paragraph-properties fo:margin-top="0in" fo:margin-bottom="0.139in" style:contextual-spacing="false" fo:line-height="115%"/>
      <style:text-properties officeooo:paragraph-rsid="00430417"/>
    </style:style>
    <style:style style:name="P48" style:family="paragraph" style:parent-style-name="Standard">
      <style:paragraph-properties fo:margin-top="0in" fo:margin-bottom="0.139in" style:contextual-spacing="false" fo:line-height="115%"/>
      <style:text-properties officeooo:paragraph-rsid="004631aa"/>
    </style:style>
    <style:style style:name="P49" style:family="paragraph" style:parent-style-name="Standard">
      <style:paragraph-properties fo:margin-top="0in" fo:margin-bottom="0.139in" style:contextual-spacing="false" fo:line-height="115%"/>
      <style:text-properties officeooo:paragraph-rsid="0047a952"/>
    </style:style>
    <style:style style:name="P50" style:family="paragraph" style:parent-style-name="Standard">
      <style:paragraph-properties fo:margin-top="0in" fo:margin-bottom="0.139in" style:contextual-spacing="false" fo:line-height="115%"/>
      <style:text-properties officeooo:paragraph-rsid="0047bab6"/>
    </style:style>
    <style:style style:name="P51" style:family="paragraph" style:parent-style-name="Standard">
      <style:paragraph-properties fo:margin-top="0in" fo:margin-bottom="0.139in" style:contextual-spacing="false" fo:line-height="115%"/>
      <style:text-properties officeooo:paragraph-rsid="004a9e0f"/>
    </style:style>
    <style:style style:name="P52" style:family="paragraph" style:parent-style-name="Standard">
      <style:paragraph-properties fo:margin-top="0in" fo:margin-bottom="0.139in" style:contextual-spacing="false" fo:line-height="115%"/>
      <style:text-properties officeooo:paragraph-rsid="004c693e"/>
    </style:style>
    <style:style style:name="P53" style:family="paragraph" style:parent-style-name="Standard">
      <style:paragraph-properties fo:margin-top="0in" fo:margin-bottom="0.139in" style:contextual-spacing="false" fo:line-height="115%"/>
      <style:text-properties officeooo:paragraph-rsid="004de704"/>
    </style:style>
    <style:style style:name="P54" style:family="paragraph" style:parent-style-name="Standard">
      <style:paragraph-properties fo:margin-top="0in" fo:margin-bottom="0.139in" style:contextual-spacing="false" fo:line-height="115%"/>
      <style:text-properties officeooo:paragraph-rsid="0053a3c5"/>
    </style:style>
    <style:style style:name="P55" style:family="paragraph" style:parent-style-name="Standard" style:list-style-name="L1">
      <style:paragraph-properties fo:margin-top="0in" fo:margin-bottom="0.139in" style:contextual-spacing="false" fo:line-height="115%"/>
      <style:text-properties officeooo:rsid="002ce31c" officeooo:paragraph-rsid="002ce31c"/>
    </style:style>
    <style:style style:name="P56" style:family="paragraph" style:parent-style-name="Standard" style:list-style-name="L1">
      <style:paragraph-properties fo:margin-top="0in" fo:margin-bottom="0.139in" style:contextual-spacing="false" fo:line-height="115%"/>
      <style:text-properties officeooo:rsid="002ce31c" officeooo:paragraph-rsid="00304d6e"/>
    </style:style>
    <style:style style:name="P57" style:family="paragraph" style:parent-style-name="Standard" style:list-style-name="L1">
      <style:paragraph-properties fo:margin-top="0in" fo:margin-bottom="0.139in" style:contextual-spacing="false" fo:line-height="115%"/>
      <style:text-properties fo:color="#000000" loext:opacity="100%" officeooo:rsid="002e703a" officeooo:paragraph-rsid="002e703a" fo:background-color="transparent"/>
    </style:style>
    <style:style style:name="P58"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3db499" fo:background-color="transparent" style:font-size-asian="11pt" style:font-weight-asian="normal"/>
    </style:style>
    <style:style style:name="P59"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30417" fo:background-color="transparent" style:font-size-asian="11pt" style:font-weight-asian="normal"/>
    </style:style>
    <style:style style:name="P60"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59b08" fo:background-color="transparent" style:font-size-asian="11pt" style:font-weight-asian="normal"/>
    </style:style>
    <style:style style:name="P61"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631aa" fo:background-color="transparent" style:font-size-asian="11pt" style:font-weight-asian="normal"/>
    </style:style>
    <style:style style:name="P62"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7a952" fo:background-color="transparent" style:font-size-asian="11pt" style:font-weight-asian="normal"/>
    </style:style>
    <style:style style:name="P63"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7bab6" fo:background-color="transparent" style:font-size-asian="11pt" style:font-weight-asian="normal"/>
    </style:style>
    <style:style style:name="P64"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a9e0f" fo:background-color="transparent" style:font-size-asian="11pt" style:font-weight-asian="normal"/>
    </style:style>
    <style:style style:name="P65"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de704" fo:background-color="transparent" style:font-size-asian="11pt" style:font-weight-asian="normal"/>
    </style:style>
    <style:style style:name="P66"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3a3c5" fo:background-color="transparent" style:font-size-asian="11pt" style:font-weight-asian="normal"/>
    </style:style>
    <style:style style:name="P67"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f4370" officeooo:paragraph-rsid="003f4370" fo:background-color="transparent" style:font-size-asian="11pt" style:font-weight-asian="normal"/>
    </style:style>
    <style:style style:name="P68"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30417" officeooo:paragraph-rsid="00430417" fo:background-color="transparent" style:font-size-asian="11pt" style:font-weight-asian="normal"/>
    </style:style>
    <style:style style:name="P69"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de704" officeooo:paragraph-rsid="004de704" fo:background-color="transparent" style:font-size-asian="11pt" style:font-weight-asian="normal"/>
    </style:style>
    <style:style style:name="P70"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de704" officeooo:paragraph-rsid="0053a3c5" fo:background-color="transparent" style:font-size-asian="11pt" style:font-weight-asian="normal"/>
    </style:style>
    <style:style style:name="P71"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0a010" officeooo:paragraph-rsid="0050a010" fo:background-color="transparent" style:font-size-asian="11pt" style:font-weight-asian="normal"/>
    </style:style>
    <style:style style:name="P72"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226d0" officeooo:paragraph-rsid="005226d0" fo:background-color="transparent" style:font-size-asian="11pt" style:font-weight-asian="normal"/>
    </style:style>
    <style:style style:name="P73"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226d0" officeooo:paragraph-rsid="0053a3c5" fo:background-color="transparent" style:font-size-asian="11pt" style:font-weight-asian="normal"/>
    </style:style>
    <style:style style:name="P74" style:family="paragraph" style:parent-style-name="Standard" style:list-style-name="L1">
      <style:paragraph-properties fo:margin-top="0in" fo:margin-bottom="0.139in" style:contextual-spacing="false" fo:line-height="115%"/>
      <style:text-properties officeooo:rsid="00313c11" officeooo:paragraph-rsid="00313c11"/>
    </style:style>
    <style:style style:name="P75" style:family="paragraph" style:parent-style-name="Standard" style:list-style-name="L1">
      <style:paragraph-properties fo:margin-top="0in" fo:margin-bottom="0.139in" style:contextual-spacing="false" fo:line-height="115%"/>
      <style:text-properties officeooo:rsid="00313c11" officeooo:paragraph-rsid="0036d737"/>
    </style:style>
    <style:style style:name="P76" style:family="paragraph" style:parent-style-name="Standard" style:list-style-name="L1">
      <style:paragraph-properties fo:margin-top="0in" fo:margin-bottom="0.139in" style:contextual-spacing="false" fo:line-height="115%"/>
      <style:text-properties officeooo:rsid="00313c11" officeooo:paragraph-rsid="00385ec8"/>
    </style:style>
    <style:style style:name="P77" style:family="paragraph" style:parent-style-name="Standard" style:list-style-name="L1">
      <style:paragraph-properties fo:margin-top="0in" fo:margin-bottom="0.139in" style:contextual-spacing="false" fo:line-height="115%"/>
      <style:text-properties officeooo:rsid="00313c11" officeooo:paragraph-rsid="003ad3b2"/>
    </style:style>
    <style:style style:name="P78" style:family="paragraph" style:parent-style-name="Standard" style:list-style-name="L1">
      <style:paragraph-properties fo:margin-top="0in" fo:margin-bottom="0.139in" style:contextual-spacing="false" fo:line-height="115%"/>
      <style:text-properties officeooo:rsid="00313c11" officeooo:paragraph-rsid="003c9c6c"/>
    </style:style>
    <style:style style:name="P79" style:family="paragraph" style:parent-style-name="Standard" style:list-style-name="L1">
      <style:paragraph-properties fo:margin-top="0in" fo:margin-bottom="0.139in" style:contextual-spacing="false" fo:line-height="115%"/>
      <style:text-properties officeooo:rsid="00313c11" officeooo:paragraph-rsid="00430417"/>
    </style:style>
    <style:style style:name="P80" style:family="paragraph" style:parent-style-name="Standard" style:list-style-name="L1">
      <style:paragraph-properties fo:margin-top="0in" fo:margin-bottom="0.139in" style:contextual-spacing="false" fo:line-height="115%"/>
      <style:text-properties officeooo:rsid="00313c11" officeooo:paragraph-rsid="004631aa"/>
    </style:style>
    <style:style style:name="P81" style:family="paragraph" style:parent-style-name="Standard" style:list-style-name="L1">
      <style:paragraph-properties fo:margin-top="0in" fo:margin-bottom="0.139in" style:contextual-spacing="false" fo:line-height="115%"/>
      <style:text-properties officeooo:rsid="00313c11" officeooo:paragraph-rsid="0047a952"/>
    </style:style>
    <style:style style:name="P82" style:family="paragraph" style:parent-style-name="Standard" style:list-style-name="L1">
      <style:paragraph-properties fo:margin-top="0in" fo:margin-bottom="0.139in" style:contextual-spacing="false" fo:line-height="115%"/>
      <style:text-properties officeooo:rsid="003b9ced" officeooo:paragraph-rsid="003b9ced"/>
    </style:style>
    <style:style style:name="P83" style:family="paragraph" style:parent-style-name="Standard" style:list-style-name="L1">
      <style:paragraph-properties fo:margin-top="0in" fo:margin-bottom="0.139in" style:contextual-spacing="false" fo:line-height="115%"/>
      <style:text-properties officeooo:rsid="0047bab6" officeooo:paragraph-rsid="0047bab6"/>
    </style:style>
    <style:style style:name="P84" style:family="paragraph" style:parent-style-name="Standard" style:list-style-name="L1">
      <style:paragraph-properties fo:margin-top="0in" fo:margin-bottom="0.139in" style:contextual-spacing="false" fo:line-height="115%"/>
      <style:text-properties officeooo:rsid="0047bab6" officeooo:paragraph-rsid="004c693e"/>
    </style:style>
    <style:style style:name="P85" style:family="paragraph" style:parent-style-name="Standard" style:list-style-name="L1">
      <style:paragraph-properties fo:margin-top="0in" fo:margin-bottom="0.139in" style:contextual-spacing="false" fo:line-height="115%"/>
      <style:text-properties officeooo:rsid="004c693e" officeooo:paragraph-rsid="004c693e"/>
    </style:style>
    <style:style style:name="T1" style:family="text">
      <style:text-properties style:font-name="Calibri" fo:font-size="11pt" fo:language="en" fo:country="none" fo:font-weight="normal" style:font-size-asian="11pt" style:font-weight-asian="normal"/>
    </style:style>
    <style:style style:name="T2" style:family="text">
      <style:text-properties style:font-name="Calibri" fo:font-size="11pt" fo:language="en" fo:country="none" fo:font-weight="normal" officeooo:rsid="001c123a" style:font-size-asian="11pt" style:font-weight-asian="normal"/>
    </style:style>
    <style:style style:name="T3" style:family="text">
      <style:text-properties style:font-name="Calibri" fo:font-size="11pt" fo:language="en" fo:country="none" fo:font-weight="normal" officeooo:rsid="001cafa5" style:font-size-asian="11pt" style:font-weight-asian="normal"/>
    </style:style>
    <style:style style:name="T4" style:family="text">
      <style:text-properties style:font-name="Calibri" fo:font-size="11pt" fo:language="en" fo:country="none" fo:font-weight="normal" officeooo:rsid="001e5ad8" style:font-size-asian="11pt" style:font-weight-asian="normal"/>
    </style:style>
    <style:style style:name="T5" style:family="text">
      <style:text-properties style:font-name="Calibri" fo:font-size="11pt" fo:language="en" fo:country="none" fo:font-weight="normal" officeooo:rsid="0021c59e" style:font-size-asian="11pt" style:font-weight-asian="normal"/>
    </style:style>
    <style:style style:name="T6" style:family="text">
      <style:text-properties style:font-name="Calibri" fo:font-size="11pt" fo:language="en" fo:country="none" fo:font-weight="normal" officeooo:rsid="00224c4f" style:font-size-asian="11pt" style:font-weight-asian="normal"/>
    </style:style>
    <style:style style:name="T7" style:family="text">
      <style:text-properties style:font-name="Calibri" fo:font-size="11pt" fo:language="en" fo:country="none" fo:font-weight="normal" officeooo:rsid="00239b06" style:font-size-asian="11pt" style:font-weight-asian="normal"/>
    </style:style>
    <style:style style:name="T8" style:family="text">
      <style:text-properties style:font-name="Calibri" fo:font-size="11pt" fo:language="en" fo:country="none" fo:font-weight="normal" officeooo:rsid="00260110" style:font-size-asian="11pt" style:font-weight-asian="normal"/>
    </style:style>
    <style:style style:name="T9" style:family="text">
      <style:text-properties style:font-name="Calibri" fo:font-size="11pt" fo:language="en" fo:country="none" fo:font-weight="normal" officeooo:rsid="0027e35c" style:font-size-asian="11pt" style:font-weight-asian="normal"/>
    </style:style>
    <style:style style:name="T10" style:family="text">
      <style:text-properties style:font-name="Calibri" fo:font-size="11pt" fo:language="en" fo:country="none" fo:font-weight="normal" officeooo:rsid="002812a6" style:font-size-asian="11pt" style:font-weight-asian="normal"/>
    </style:style>
    <style:style style:name="T11" style:family="text">
      <style:text-properties style:font-name="Calibri" fo:font-size="11pt" fo:language="en" fo:country="none" fo:font-weight="normal" officeooo:rsid="00293be1" style:font-size-asian="11pt" style:font-weight-asian="normal"/>
    </style:style>
    <style:style style:name="T12" style:family="text">
      <style:text-properties style:font-name="Calibri" fo:font-size="11pt" fo:language="en" fo:country="none" fo:font-weight="normal" officeooo:rsid="002a7779" style:font-size-asian="11pt" style:font-weight-asian="normal"/>
    </style:style>
    <style:style style:name="T13" style:family="text">
      <style:text-properties style:font-name="Calibri" fo:font-size="11pt" fo:language="en" fo:country="none" fo:font-weight="normal" officeooo:rsid="002a79b4" style:font-size-asian="11pt" style:font-weight-asian="normal"/>
    </style:style>
    <style:style style:name="T14" style:family="text">
      <style:text-properties style:font-name="Calibri" fo:font-size="11pt" fo:language="en" fo:country="none" fo:font-weight="normal" officeooo:rsid="002c55c2" style:font-size-asian="11pt" style:font-weight-asian="normal"/>
    </style:style>
    <style:style style:name="T15" style:family="text">
      <style:text-properties style:font-name="Calibri" fo:font-size="11pt" fo:language="en" fo:country="none" fo:font-weight="normal" officeooo:rsid="002ce31c" style:font-size-asian="11pt" style:font-weight-asian="normal"/>
    </style:style>
    <style:style style:name="T16" style:family="text">
      <style:text-properties style:font-name="Calibri" fo:font-size="11pt" fo:language="en" fo:country="none" fo:font-weight="normal" officeooo:rsid="002fdaf4" style:font-size-asian="11pt" style:font-weight-asian="normal"/>
    </style:style>
    <style:style style:name="T17" style:family="text">
      <style:text-properties style:font-name="Calibri" fo:font-size="11pt" fo:language="en" fo:country="none" fo:font-weight="normal" officeooo:rsid="00313c11" style:font-size-asian="11pt" style:font-weight-asian="normal"/>
    </style:style>
    <style:style style:name="T18" style:family="text">
      <style:text-properties style:font-name="Calibri" fo:font-size="11pt" fo:language="en" fo:country="none" fo:font-weight="normal" officeooo:rsid="00315df8" style:font-size-asian="11pt" style:font-weight-asian="normal"/>
    </style:style>
    <style:style style:name="T19" style:family="text">
      <style:text-properties style:font-name="Calibri" fo:font-size="11pt" fo:language="en" fo:country="none" fo:font-weight="normal" officeooo:rsid="00331e06" style:font-size-asian="11pt" style:font-weight-asian="normal"/>
    </style:style>
    <style:style style:name="T20" style:family="text">
      <style:text-properties style:font-name="Calibri" fo:font-size="11pt" fo:language="en" fo:country="none" fo:font-weight="normal" officeooo:rsid="00385ec8" style:font-size-asian="11pt" style:font-weight-asian="normal"/>
    </style:style>
    <style:style style:name="T21" style:family="text">
      <style:text-properties style:font-name="Calibri" fo:font-size="11pt" fo:language="en" fo:country="none" fo:font-weight="normal" officeooo:rsid="003b9ced" style:font-size-asian="11pt" style:font-weight-asian="normal"/>
    </style:style>
    <style:style style:name="T22" style:family="text">
      <style:text-properties style:font-name="Calibri" fo:font-size="11pt" fo:language="en" fo:country="none" fo:font-weight="normal" officeooo:rsid="003c9c6c" style:font-size-asian="11pt" style:font-weight-asian="normal"/>
    </style:style>
    <style:style style:name="T23" style:family="text">
      <style:text-properties style:font-name="Calibri" fo:font-size="11pt" fo:language="en" fo:country="none" fo:font-weight="normal" officeooo:rsid="00412da6" style:font-size-asian="11pt" style:font-weight-asian="normal"/>
    </style:style>
    <style:style style:name="T24" style:family="text">
      <style:text-properties style:font-name="Calibri" fo:font-size="11pt" fo:language="en" fo:country="none" fo:font-weight="normal" officeooo:rsid="0044ab65" style:font-size-asian="11pt" style:font-weight-asian="normal"/>
    </style:style>
    <style:style style:name="T25" style:family="text">
      <style:text-properties style:font-name="Calibri" fo:font-size="11pt" fo:language="en" fo:country="none" fo:font-weight="normal" officeooo:rsid="004631aa" style:font-size-asian="11pt" style:font-weight-asian="normal"/>
    </style:style>
    <style:style style:name="T26" style:family="text">
      <style:text-properties style:font-name="Calibri" fo:font-size="11pt" fo:language="en" fo:country="none" fo:font-weight="normal" officeooo:rsid="0047a952" style:font-size-asian="11pt" style:font-weight-asian="normal"/>
    </style:style>
    <style:style style:name="T27" style:family="text">
      <style:text-properties style:font-name="Calibri" fo:font-size="11pt" fo:language="en" fo:country="none" fo:font-weight="normal" officeooo:rsid="0047bab6" style:font-size-asian="11pt" style:font-weight-asian="normal"/>
    </style:style>
    <style:style style:name="T28" style:family="text">
      <style:text-properties style:font-name="Calibri" fo:font-size="11pt" fo:language="en" fo:country="none" fo:font-weight="normal" officeooo:rsid="004c693e" style:font-size-asian="11pt" style:font-weight-asian="normal"/>
    </style:style>
    <style:style style:name="T29" style:family="text">
      <style:text-properties style:font-name="Calibri" fo:font-size="11pt" fo:language="en" fo:country="none" fo:font-weight="normal" officeooo:rsid="004de704" style:font-size-asian="11pt" style:font-weight-asian="normal"/>
    </style:style>
    <style:style style:name="T30" style:family="text">
      <style:text-properties style:font-name="Calibri" fo:font-size="11pt" fo:language="en" fo:country="none" fo:font-weight="normal" officeooo:rsid="004f5fb3" style:font-size-asian="11pt" style:font-weight-asian="normal"/>
    </style:style>
    <style:style style:name="T31" style:family="text">
      <style:text-properties style:font-name="Calibri" fo:font-size="11pt" fo:language="en" fo:country="none" fo:font-weight="normal" officeooo:rsid="0053a3c5" style:font-size-asian="11pt" style:font-weight-asian="normal"/>
    </style:style>
    <style:style style:name="T32" style:family="text">
      <style:text-properties style:font-name="Calibri" fo:font-size="11pt" fo:language="en" fo:country="none" fo:font-weight="bold" style:font-size-asian="11pt" style:font-weight-asian="bold"/>
    </style:style>
    <style:style style:name="T33" style:family="text">
      <style:text-properties style:font-name="Calibri" fo:font-size="11pt" fo:language="en" fo:country="none" fo:font-weight="bold" officeooo:rsid="0021c59e" style:font-size-asian="11pt" style:font-weight-asian="bold"/>
    </style:style>
    <style:style style:name="T34" style:family="text">
      <style:text-properties style:font-name="Calibri" fo:font-size="11pt" fo:language="en" fo:country="none" fo:font-weight="bold" officeooo:rsid="00243d97" style:font-size-asian="11pt" style:font-weight-asian="bold"/>
    </style:style>
    <style:style style:name="T35" style:family="text">
      <style:text-properties style:font-name="Calibri" fo:font-size="11pt" fo:language="en" fo:country="none" fo:font-weight="bold" officeooo:rsid="00293be1" style:font-size-asian="11pt" style:font-weight-asian="bold"/>
    </style:style>
    <style:style style:name="T36" style:family="text">
      <style:text-properties style:font-name="Calibri" fo:font-size="11pt" fo:language="en" fo:country="none" fo:font-weight="bold" officeooo:rsid="002a7779" style:font-size-asian="11pt" style:font-weight-asian="bold"/>
    </style:style>
    <style:style style:name="T37" style:family="text">
      <style:text-properties style:font-name="Calibri" fo:font-size="11pt" fo:language="en" fo:country="none" fo:font-weight="bold" officeooo:rsid="002a79b4" style:font-size-asian="11pt" style:font-weight-asian="bold"/>
    </style:style>
    <style:style style:name="T38" style:family="text">
      <style:text-properties style:font-name="Calibri" fo:font-size="11pt" fo:language="en" fo:country="none" fo:font-weight="bold" officeooo:rsid="002ce31c" style:font-size-asian="11pt" style:font-weight-asian="bold"/>
    </style:style>
    <style:style style:name="T39" style:family="text">
      <style:text-properties style:font-name="Calibri" fo:font-size="11pt" fo:language="en" fo:country="none" fo:font-weight="bold" officeooo:rsid="002fdaf4" style:font-size-asian="11pt" style:font-weight-asian="bold"/>
    </style:style>
    <style:style style:name="T40" style:family="text">
      <style:text-properties style:font-name="Calibri" fo:font-size="11pt" fo:language="en" fo:country="none" fo:font-weight="bold" officeooo:rsid="00304d6e" style:font-size-asian="11pt" style:font-weight-asian="bold"/>
    </style:style>
    <style:style style:name="T41" style:family="text">
      <style:text-properties style:font-name="Calibri" fo:font-size="11pt" fo:language="en" fo:country="none" fo:font-weight="bold" officeooo:rsid="00331e06" style:font-size-asian="11pt" style:font-weight-asian="bold"/>
    </style:style>
    <style:style style:name="T42" style:family="text">
      <style:text-properties style:font-name="Calibri" fo:font-size="11pt" fo:language="en" fo:country="none" fo:font-weight="bold" officeooo:rsid="0036d737" style:font-size-asian="11pt" style:font-weight-asian="bold"/>
    </style:style>
    <style:style style:name="T43" style:family="text">
      <style:text-properties style:font-name="Calibri" fo:font-size="11pt" fo:language="en" fo:country="none" fo:font-weight="bold" officeooo:rsid="00385ec8" style:font-size-asian="11pt" style:font-weight-asian="bold"/>
    </style:style>
    <style:style style:name="T44" style:family="text">
      <style:text-properties style:font-name="Calibri" fo:font-size="11pt" fo:language="en" fo:country="none" fo:font-weight="bold" officeooo:rsid="003ad3b2" style:font-size-asian="11pt" style:font-weight-asian="bold"/>
    </style:style>
    <style:style style:name="T45" style:family="text">
      <style:text-properties style:font-name="Calibri" fo:font-size="11pt" fo:language="en" fo:country="none" fo:font-weight="bold" officeooo:rsid="003c9c6c" style:font-size-asian="11pt" style:font-weight-asian="bold"/>
    </style:style>
    <style:style style:name="T46" style:family="text">
      <style:text-properties style:font-name="Calibri" fo:font-size="11pt" fo:language="en" fo:country="none" fo:font-weight="bold" officeooo:rsid="00412da6" style:font-size-asian="11pt" style:font-weight-asian="bold"/>
    </style:style>
    <style:style style:name="T47" style:family="text">
      <style:text-properties style:font-name="Calibri" fo:font-size="11pt" fo:language="en" fo:country="none" fo:font-weight="bold" officeooo:rsid="00430417" style:font-size-asian="11pt" style:font-weight-asian="bold"/>
    </style:style>
    <style:style style:name="T48" style:family="text">
      <style:text-properties style:font-name="Calibri" fo:font-size="11pt" fo:language="en" fo:country="none" fo:font-weight="bold" officeooo:rsid="004631aa" style:font-size-asian="11pt" style:font-weight-asian="bold"/>
    </style:style>
    <style:style style:name="T49" style:family="text">
      <style:text-properties style:font-name="Calibri" fo:font-size="11pt" fo:language="en" fo:country="none" fo:font-weight="bold" officeooo:rsid="0047a952" style:font-size-asian="11pt" style:font-weight-asian="bold"/>
    </style:style>
    <style:style style:name="T50" style:family="text">
      <style:text-properties style:font-name="Calibri" fo:font-size="11pt" fo:language="en" fo:country="none" fo:font-weight="bold" officeooo:rsid="0047bab6" style:font-size-asian="11pt" style:font-weight-asian="bold"/>
    </style:style>
    <style:style style:name="T51" style:family="text">
      <style:text-properties style:font-name="Calibri" fo:font-size="11pt" fo:language="en" fo:country="none" fo:font-weight="bold" officeooo:rsid="004a9e0f" style:font-size-asian="11pt" style:font-weight-asian="bold"/>
    </style:style>
    <style:style style:name="T52" style:family="text">
      <style:text-properties style:font-name="Calibri" fo:font-size="11pt" fo:language="en" fo:country="none" fo:font-weight="bold" officeooo:rsid="004c693e" style:font-size-asian="11pt" style:font-weight-asian="bold"/>
    </style:style>
    <style:style style:name="T53" style:family="text">
      <style:text-properties style:font-name="Calibri" fo:font-size="11pt" fo:language="en" fo:country="none" fo:font-weight="bold" officeooo:rsid="004de704" style:font-size-asian="11pt" style:font-weight-asian="bold"/>
    </style:style>
    <style:style style:name="T54" style:family="text">
      <style:text-properties style:font-name="Calibri" fo:font-size="11pt" fo:language="en" fo:country="none" fo:font-weight="bold" officeooo:rsid="0053a3c5" style:font-size-asian="11pt" style:font-weight-asian="bold"/>
    </style:style>
    <style:style style:name="T55" style:family="text">
      <style:text-properties fo:font-weight="bold" officeooo:rsid="0021c59e" style:font-weight-asian="bold"/>
    </style:style>
    <style:style style:name="T56" style:family="text">
      <style:text-properties officeooo:rsid="00141a83"/>
    </style:style>
    <style:style style:name="T57" style:family="text">
      <style:text-properties officeooo:rsid="001ba1ba"/>
    </style:style>
    <style:style style:name="T58" style:family="text">
      <style:text-properties officeooo:rsid="001c123a"/>
    </style:style>
    <style:style style:name="T59" style:family="text">
      <style:text-properties officeooo:rsid="001e5ad8"/>
    </style:style>
    <style:style style:name="T60" style:family="text">
      <style:text-properties officeooo:rsid="0021c59e"/>
    </style:style>
    <style:style style:name="T61" style:family="text">
      <style:text-properties fo:color="#000000" loext:opacity="100%" style:font-name="Consolas" fo:font-size="9.5pt" fo:language="en" fo:country="none" fo:font-weight="normal" fo:background-color="transparent" loext:char-shading-value="0" style:font-size-asian="9.5pt" style:font-weight-asian="normal"/>
    </style:style>
    <style:style style:name="T62" style:family="text">
      <style:text-properties fo:color="#000000" loext:opacity="100%" style:font-name="Consolas" fo:font-size="9.5pt" fo:language="en" fo:country="none" fo:font-weight="normal" officeooo:rsid="00313c11" fo:background-color="transparent" loext:char-shading-value="0" style:font-size-asian="9.5pt" style:font-weight-asian="normal"/>
    </style:style>
    <style:style style:name="T63" style:family="text">
      <style:text-properties fo:color="#000000" loext:opacity="100%" style:font-name="Calibri" fo:font-size="11pt" fo:language="en" fo:country="none" fo:font-weight="normal" fo:background-color="transparent" loext:char-shading-value="0" style:font-size-asian="11pt" style:font-weight-asian="normal"/>
    </style:style>
    <style:style style:name="T64" style:family="text">
      <style:text-properties fo:color="#000000" loext:opacity="100%" style:font-name="Calibri" fo:font-size="11pt" fo:language="en" fo:country="none" fo:font-weight="normal" officeooo:rsid="0034fbd3" fo:background-color="transparent" loext:char-shading-value="0" style:font-size-asian="11pt" style:font-weight-asian="normal"/>
    </style:style>
    <style:style style:name="T65" style:family="text">
      <style:text-properties fo:color="#000000" loext:opacity="100%" style:font-name="Calibri" fo:font-size="11pt" fo:language="en" fo:country="none" fo:font-weight="normal" officeooo:rsid="0036d737" fo:background-color="transparent" loext:char-shading-value="0" style:font-size-asian="11pt" style:font-weight-asian="normal"/>
    </style:style>
    <style:style style:name="T66" style:family="text">
      <style:text-properties fo:color="#000000" loext:opacity="100%" style:font-name="Calibri" fo:font-size="11pt" fo:language="en" fo:country="none" fo:font-weight="normal" officeooo:rsid="00385ec8" fo:background-color="transparent" loext:char-shading-value="0" style:font-size-asian="11pt" style:font-weight-asian="normal"/>
    </style:style>
    <style:style style:name="T67" style:family="text">
      <style:text-properties fo:color="#000000" loext:opacity="100%" style:font-name="Calibri" fo:font-size="11pt" fo:language="en" fo:country="none" fo:font-weight="normal" officeooo:rsid="003b9ced" fo:background-color="transparent" loext:char-shading-value="0" style:font-size-asian="11pt" style:font-weight-asian="normal"/>
    </style:style>
    <style:style style:name="T68" style:family="text">
      <style:text-properties fo:color="#000000" loext:opacity="100%" style:font-name="Calibri" fo:font-size="11pt" fo:language="en" fo:country="none" fo:font-weight="normal" officeooo:rsid="003c9c6c" fo:background-color="transparent" loext:char-shading-value="0" style:font-size-asian="11pt" style:font-weight-asian="normal"/>
    </style:style>
    <style:style style:name="T69" style:family="text">
      <style:text-properties fo:color="#000000" loext:opacity="100%" style:font-name="Calibri" fo:font-size="11pt" fo:language="en" fo:country="none" fo:font-weight="normal" officeooo:rsid="00430417" fo:background-color="transparent" loext:char-shading-value="0" style:font-size-asian="11pt" style:font-weight-asian="normal"/>
    </style:style>
    <style:style style:name="T70" style:family="text">
      <style:text-properties fo:color="#000000" loext:opacity="100%" style:font-name="Calibri" fo:font-size="11pt" fo:language="en" fo:country="none" fo:font-weight="normal" officeooo:rsid="004631aa" fo:background-color="transparent" loext:char-shading-value="0" style:font-size-asian="11pt" style:font-weight-asian="normal"/>
    </style:style>
    <style:style style:name="T71" style:family="text">
      <style:text-properties fo:color="#000000" loext:opacity="100%" style:font-name="Calibri" fo:font-size="11pt" fo:language="en" fo:country="none" fo:font-weight="normal" officeooo:rsid="0047a952" fo:background-color="transparent" loext:char-shading-value="0" style:font-size-asian="11pt" style:font-weight-asian="normal"/>
    </style:style>
    <style:style style:name="T72" style:family="text">
      <style:text-properties fo:color="#000000" loext:opacity="100%" style:font-name="Calibri" fo:font-size="11pt" fo:language="en" fo:country="none" fo:font-weight="normal" officeooo:rsid="0047bab6" fo:background-color="transparent" loext:char-shading-value="0" style:font-size-asian="11pt" style:font-weight-asian="normal"/>
    </style:style>
    <style:style style:name="T73" style:family="text">
      <style:text-properties fo:color="#000000" loext:opacity="100%" style:font-name="Calibri" fo:font-size="11pt" fo:language="en" fo:country="none" fo:font-weight="normal" officeooo:rsid="004a9e0f" fo:background-color="transparent" loext:char-shading-value="0" style:font-size-asian="11pt" style:font-weight-asian="normal"/>
    </style:style>
    <style:style style:name="T74" style:family="text">
      <style:text-properties fo:color="#000000" loext:opacity="100%" style:font-name="Calibri" fo:font-size="11pt" fo:language="en" fo:country="none" fo:font-weight="normal" officeooo:rsid="004c693e" fo:background-color="transparent" loext:char-shading-value="0" style:font-size-asian="11pt" style:font-weight-asian="normal"/>
    </style:style>
    <style:style style:name="T75" style:family="text">
      <style:text-properties officeooo:rsid="00293be1"/>
    </style:style>
    <style:style style:name="T76" style:family="text">
      <style:text-properties officeooo:rsid="002a7779"/>
    </style:style>
    <style:style style:name="T77" style:family="text">
      <style:text-properties officeooo:rsid="002a79b4"/>
    </style:style>
    <style:style style:name="T78" style:family="text">
      <style:text-properties officeooo:rsid="002c55c2"/>
    </style:style>
    <style:style style:name="T79" style:family="text">
      <style:text-properties officeooo:rsid="002ca1fc"/>
    </style:style>
    <style:style style:name="T80" style:family="text">
      <style:text-properties officeooo:rsid="002fdaf4"/>
    </style:style>
    <style:style style:name="T81" style:family="text">
      <style:text-properties officeooo:rsid="00304d6e"/>
    </style:style>
    <style:style style:name="T82" style:family="text">
      <style:text-properties officeooo:rsid="003240a0"/>
    </style:style>
    <style:style style:name="T83" style:family="text">
      <style:text-properties officeooo:rsid="00331e06"/>
    </style:style>
    <style:style style:name="T84" style:family="text">
      <style:text-properties officeooo:rsid="0036d737"/>
    </style:style>
    <style:style style:name="T85" style:family="text">
      <style:text-properties officeooo:rsid="00385ec8"/>
    </style:style>
    <style:style style:name="T86" style:family="text">
      <style:text-properties officeooo:rsid="0038e870"/>
    </style:style>
    <style:style style:name="T87" style:family="text">
      <style:text-properties officeooo:rsid="003ad3b2"/>
    </style:style>
    <style:style style:name="T88" style:family="text">
      <style:text-properties officeooo:rsid="003c9c6c"/>
    </style:style>
    <style:style style:name="T89" style:family="text">
      <style:text-properties officeooo:rsid="00412da6"/>
    </style:style>
    <style:style style:name="T90" style:family="text">
      <style:text-properties officeooo:rsid="00430417"/>
    </style:style>
    <style:style style:name="T91" style:family="text">
      <style:text-properties officeooo:rsid="00459b08"/>
    </style:style>
    <style:style style:name="T92" style:family="text">
      <style:text-properties officeooo:rsid="0047a952"/>
    </style:style>
    <style:style style:name="T93" style:family="text">
      <style:text-properties officeooo:rsid="0048b65f"/>
    </style:style>
    <style:style style:name="T94" style:family="text">
      <style:text-properties officeooo:rsid="004a9e0f"/>
    </style:style>
    <style:style style:name="T95" style:family="text">
      <style:text-properties officeooo:rsid="0053a3c5"/>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ML <text:s/><text:span text:style-name="T57">Environment Generator</text:span></text:p>
      <text:p text:style-name="P1">The overall goal of this exercise is to create two adversarial AI's. One to generate 3d platformer levels, and the other to traverse them.</text:p>
      <text:p text:style-name="P1"/>
      <text:p text:style-name="P3"><text:span text:style-name="T32">PPO_00 </text:span><text:span text:style-name="T1">- first attempt </text:span></text:p>
      <text:p text:style-name="P1">mlagents-learn EnvironmentBehavior.yaml --run-id=<text:span text:style-name="T58">Env_</text:span>PPO_00 </text:p>
      <text:p text:style-name="P3"><text:span text:style-name="T32">Result - </text:span><text:span text:style-name="T1"><text:s/></text:span><text:span text:style-name="T2">Trained much better than expected, but very slowly due to multiple object instatiations.</text:span></text:p>
      <text:p text:style-name="P1"/>
      <text:p text:style-name="P3"><text:span text:style-name="T32">PPO_01 –</text:span><text:span text:style-name="T1"> </text:span><text:span text:style-name="T3">Scaled reward to steps.</text:span></text:p>
      <text:p text:style-name="P6">mlagents-learn EnvironmentBehavior.yaml --run-id=<text:span text:style-name="T58">Env_</text:span>PPO_0<text:span text:style-name="T58">1</text:span></text:p>
      <text:p text:style-name="P3"><text:span text:style-name="T32">Result - </text:span><text:span text:style-name="T1"><text:s/></text:span><text:span text:style-name="T4">Trained well</text:span></text:p>
      <text:p text:style-name="P1"/>
      <text:p text:style-name="P3"><text:span text:style-name="T32">PPO_02 –</text:span><text:span text:style-name="T1"> </text:span><text:span text:style-name="T4">Added pooling system. Other optimizations. Trained from build.</text:span></text:p>
      <text:p text:style-name="P7">mlagents-learn EnvironmentBehavior.yaml --run-id=<text:span text:style-name="T58">Env_</text:span>PPO_0<text:span text:style-name="T59">2 </text:span><text:span text:style-name="T56">--env=../Builds </text:span></text:p>
      <text:p text:style-name="P3"><text:span text:style-name="T32">Result - </text:span><text:span text:style-name="T1"><text:s/></text:span><text:span text:style-name="T5">Was getting incorrect values from gaussian function</text:span></text:p>
      <text:p text:style-name="P3"><text:span text:style-name="T5"/></text:p>
      <text:p text:style-name="P26"><text:span text:style-name="T32">PPO_0</text:span><text:span text:style-name="T33">3</text:span><text:span text:style-name="T32"> –</text:span><text:span text:style-name="T1"> </text:span><text:span text:style-name="T4">Added </text:span><text:span text:style-name="T5">env time observation and lerped the gaussian std deviation for the path reward based on this. This way thereward gets ‘tighter’ the closer we are to the end of the episode. Hopefully this will guide the agent to the desired path length. </text:span></text:p>
      <text:list xml:id="list3213417360" text:style-name="L1">
        <text:list-item>
          <text:p text:style-name="P27"><text:span text:style-name="T7">Changed learning rate </text:span><text:span text:style-name="T8">schedule</text:span><text:span text:style-name="T7"> to linear from constant.</text:span></text:p>
        </text:list-item>
      </text:list>
      <text:p text:style-name="P25"><text:span text:style-name="T33">Result - </text:span><text:span text:style-name="T5"><text:s/>Path lines don’t seem to be working correctly in builds... </text:span><text:span text:style-name="T6">(I was modifying the line renderer in OnDrawGizmos, which isn’t called in builds. </text:span><text:span text:style-name="T9">Topped out at about 70%.</text:span></text:p>
      <text:p text:style-name="P1"/>
      <text:p text:style-name="P33"><text:span text:style-name="T32">PPO_0</text:span><text:span text:style-name="T34">4</text:span><text:span text:style-name="T32"> –</text:span><text:span text:style-name="T1"> </text:span><text:span text:style-name="T9">Trying a smaller </text:span><text:span text:style-name="T10">batch</text:span><text:span text:style-name="T9"> size since we’re using discrete actions</text:span></text:p>
      <text:list xml:id="list141110075671585" text:continue-numbering="true" text:style-name="L1">
        <text:list-item>
          <text:p text:style-name="P28"><text:span text:style-name="T7">Cha</text:span><text:span text:style-name="T9">nged </text:span><text:span text:style-name="T10">batch</text:span><text:span text:style-name="T9"> size from 2048 to 256</text:span></text:p>
        </text:list-item>
      </text:list>
      <text:p text:style-name="P8"><text:span text:style-name="T55">Result - </text:span><text:span text:style-name="T60"><text:s/></text:span><text:span text:style-name="T75">Results were identical to the last test.</text:span></text:p>
      <text:p text:style-name="P34"><text:soft-page-break/><text:span text:style-name="T32">PPO_0</text:span><text:span text:style-name="T35">5</text:span><text:span text:style-name="T32"> –</text:span><text:span text:style-name="T1"> </text:span><text:span text:style-name="T11">Removed all of the position observations</text:span></text:p>
      <text:p text:style-name="P9"><text:span text:style-name="T55">Result - </text:span><text:span text:style-name="T60"><text:s/></text:span><text:span text:style-name="T75">Results </text:span><text:span text:style-name="T76">were similar to last test, with slighlty faster training. It seems that non-changing positional information isn’t necessary if the one hot encoded tile types are kept in order.</text:span></text:p>
      <text:p text:style-name="P9"/>
      <text:p text:style-name="P35"><text:span text:style-name="T32">PPO_0</text:span><text:span text:style-name="T36">6</text:span><text:span text:style-name="T32"> –</text:span><text:span text:style-name="T1"> </text:span><text:span text:style-name="T12">Trying binary encoded position data using 8 discrete actions with two (0,1) options each. This is significantly smaller than the single 100 choice option we were using for a 10x10 grid before and should scale better, if it works.</text:span></text:p>
      <text:p text:style-name="P10"><text:span text:style-name="T55">Result - </text:span><text:span text:style-name="T60"><text:s/></text:span><text:span text:style-name="T75">Result </text:span><text:span text:style-name="T77">was a little worse than the previous run.</text:span></text:p>
      <text:p text:style-name="P10"/>
      <text:p text:style-name="P36"><text:span text:style-name="T32">PPO_0</text:span><text:span text:style-name="T37">7</text:span><text:span text:style-name="T32"> –</text:span><text:span text:style-name="T1"> </text:span><text:span text:style-name="T13">Encoding position data as 3 discrete actions spaces (x,y,z) with 10,1,10 options each, which corresponds with the 10x10 grid.</text:span></text:p>
      <text:p text:style-name="P11"><text:span text:style-name="T55">Result - </text:span><text:span text:style-name="T60"><text:s/></text:span><text:span text:style-name="T78">Trained well and was simpler to implement.</text:span></text:p>
      <text:p text:style-name="P11"/>
      <text:p text:style-name="P37"><text:span text:style-name="T32">PPO_0</text:span><text:span text:style-name="T38">8</text:span><text:span text:style-name="T32"> –</text:span><text:span text:style-name="T1"> </text:span><text:span text:style-name="T14">Randomizing path length from 3 to 20</text:span></text:p>
      <text:list xml:id="list141109646771812" text:continue-numbering="true" text:style-name="L1">
        <text:list-item>
          <text:p text:style-name="P29"><text:span text:style-name="T7">Cha</text:span><text:span text:style-name="T9">nged </text:span><text:span text:style-name="T14">max steps from 10M to 20M</text:span></text:p>
        </text:list-item>
      </text:list>
      <text:p text:style-name="P12"><text:span text:style-name="T55">Result - </text:span><text:span text:style-name="T60"><text:s/></text:span><text:span text:style-name="T75">Resul</text:span><text:span text:style-name="T79">ts were a little worse than previous attemps, but was still slowly improving at 20M samples. Will add slope as an observation.</text:span></text:p>
      <text:p text:style-name="P12"/>
      <text:p text:style-name="P38"><text:span text:style-name="T32">PPO_0</text:span><text:span text:style-name="T38">9</text:span><text:span text:style-name="T32"> –</text:span><text:span text:style-name="T1"> </text:span><text:span text:style-name="T15">Hyperparamter tuning to make the agent a bit more short sighted</text:span></text:p>
      <text:list xml:id="list141110380254447" text:continue-numbering="true" text:style-name="L1">
        <text:list-item>
          <text:p text:style-name="P30"><text:span text:style-name="T7">Cha</text:span><text:span text:style-name="T9">nged </text:span><text:span text:style-name="T15">time horizon from 128 to 32</text:span></text:p>
        </text:list-item>
        <text:list-item>
          <text:p text:style-name="P55"><text:span text:style-name="T1">Changed buffer size from </text:span><text:span text:style-name="T61">81920</text:span><text:span text:style-name="T63"> to 10000</text:span></text:p>
        </text:list-item>
        <text:list-item>
          <text:p text:style-name="P57"><text:span text:style-name="T1">Upped num envs from 4 to 6</text:span></text:p>
        </text:list-item>
      </text:list>
      <text:p text:style-name="P13"><text:span text:style-name="T55">Result - </text:span><text:span text:style-name="T60"><text:s/></text:span><text:span text:style-name="T80">Initially trained a bit faster, but failed to improve over previous attemps</text:span></text:p>
      <text:p text:style-name="P3"><text:span text:style-name="T1"/></text:p>
      <text:p text:style-name="P39"><text:span text:style-name="T32">PPO_</text:span><text:span text:style-name="T39">10</text:span><text:span text:style-name="T32"> –</text:span><text:span text:style-name="T1"> </text:span><text:span text:style-name="T16">Added a target path legth slope to hopefully help guide the agent to the target path length</text:span></text:p>
      <text:p text:style-name="P14"><text:span text:style-name="T55">Result - </text:span><text:span text:style-name="T60"><text:s/></text:span><text:span text:style-name="T81">Trained remarkably well. Not perfect though.</text:span></text:p>
      <text:p text:style-name="P1"/>
      <text:p text:style-name="P40"><text:soft-page-break/><text:span text:style-name="T32">PPO_</text:span><text:span text:style-name="T40">11</text:span><text:span text:style-name="T32"> –</text:span><text:span text:style-name="T1"> </text:span><text:span text:style-name="T15">Hyperparamter tuning. </text:span><text:span text:style-name="T18">Might try increasing beta on next run</text:span></text:p>
      <text:list xml:id="list141110807148377" text:continue-numbering="true" text:style-name="L1">
        <text:list-item>
          <text:p text:style-name="P31"><text:span text:style-name="T7">Cha</text:span><text:span text:style-name="T9">nged </text:span><text:span text:style-name="T15">time horizon from </text:span><text:span text:style-name="T17">32</text:span><text:span text:style-name="T15"> to </text:span><text:span text:style-name="T17">64</text:span></text:p>
        </text:list-item>
        <text:list-item>
          <text:p text:style-name="P74"><text:span text:style-name="T17">C</text:span><text:span text:style-name="T1">hanged batch size from 256 to 512</text:span></text:p>
        </text:list-item>
        <text:list-item>
          <text:p text:style-name="P56"><text:span text:style-name="T1">Changed buffer size from </text:span><text:span text:style-name="T62">10000 to 30000</text:span></text:p>
        </text:list-item>
      </text:list>
      <text:p text:style-name="P15"><text:span text:style-name="T55">Result - </text:span><text:span text:style-name="T60"><text:s/></text:span><text:span text:style-name="T82">Results were similar to previous attempt.</text:span></text:p>
      <text:p text:style-name="P3"><text:span text:style-name="T1"/></text:p>
      <text:p text:style-name="P41"><text:span text:style-name="T32">PPO_</text:span><text:span text:style-name="T40">1</text:span><text:span text:style-name="T41">2</text:span><text:span text:style-name="T32"> –</text:span><text:span text:style-name="T1"> </text:span><text:span text:style-name="T19">Trying a deeper network</text:span></text:p>
      <text:list xml:id="list141111039100286" text:continue-numbering="true" text:style-name="L1">
        <text:list-item>
          <text:p text:style-name="P32"><text:span text:style-name="T7">Cha</text:span><text:span text:style-name="T9">nged </text:span><text:span text:style-name="T64">num layers from 2 to 5</text:span></text:p>
        </text:list-item>
      </text:list>
      <text:p text:style-name="P16"><text:span text:style-name="T55">Result - </text:span><text:span text:style-name="T60"><text:s/></text:span><text:span text:style-name="T84">About the same</text:span></text:p>
      <text:p text:style-name="P16"/>
      <text:p text:style-name="P42"><text:span text:style-name="T32">PPO_</text:span><text:span text:style-name="T42">13</text:span><text:span text:style-name="T32"> –</text:span><text:span text:style-name="T1"> </text:span><text:span text:style-name="T19">Trying a deeper network</text:span></text:p>
      <text:list xml:id="list141111578514074" text:continue-numbering="true" text:style-name="L1">
        <text:list-item>
          <text:p text:style-name="P75"><text:span text:style-name="T64">Changed batch size from </text:span><text:span text:style-name="T65">512 to 256</text:span></text:p>
        </text:list-item>
        <text:list-item>
          <text:p text:style-name="P75"><text:span text:style-name="T65">Changed buffer size from 30000 to 2048</text:span></text:p>
        </text:list-item>
      </text:list>
      <text:p text:style-name="P17"><text:span text:style-name="T55">Result - </text:span><text:span text:style-name="T60"><text:s/></text:span><text:span text:style-name="T85">No real difference.</text:span></text:p>
      <text:p text:style-name="P17"/>
      <text:p text:style-name="P43"><text:span text:style-name="T43">SAC</text:span><text:span text:style-name="T32">_</text:span><text:span text:style-name="T43">01</text:span><text:span text:style-name="T32"> –</text:span><text:span text:style-name="T1"> </text:span><text:span text:style-name="T19">Trying </text:span><text:span text:style-name="T20">a copy of the hallway network</text:span></text:p>
      <text:list xml:id="list141110041614246" text:continue-numbering="true" text:style-name="L1">
        <text:list-item>
          <text:p text:style-name="P76"><text:span text:style-name="T64">Changed </text:span><text:span text:style-name="T66">num env from 6 to 4</text:span></text:p>
        </text:list-item>
      </text:list>
      <text:p text:style-name="P18"><text:span text:style-name="T55">Result - </text:span><text:span text:style-name="T60"><text:s/></text:span><text:span text:style-name="T86">Failed. Going to try restructuring the environment so that the agent has an existential cost and the episode ends as soon as a path is found.</text:span></text:p>
      <text:p text:style-name="P18"/>
      <text:p text:style-name="P44"><text:span text:style-name="T32">PPO_</text:span><text:span text:style-name="T42">1</text:span><text:span text:style-name="T44">4</text:span><text:span text:style-name="T32"> –</text:span><text:span text:style-name="T1"> </text:span><text:span text:style-name="T21">Restructured reward. 1 on finding path, small existential otherwise</text:span></text:p>
      <text:p text:style-name="P19"><text:span text:style-name="T19">mlagents-learn EnvironmentBehavior.yaml --run-id=</text:span><text:span text:style-name="T58">Env_</text:span><text:span text:style-name="T19">PPO_</text:span><text:span text:style-name="T87">1</text:span><text:span text:style-name="T59">2 </text:span><text:span text:style-name="T56">--env=../Builds --</text:span><text:span text:style-name="T87">num-env=6</text:span></text:p>
      <text:list xml:id="list141109709522482" text:continue-numbering="true" text:style-name="L1">
        <text:list-item>
          <text:p text:style-name="P77"><text:span text:style-name="T64">Changed batch size from </text:span><text:span text:style-name="T67">256</text:span><text:span text:style-name="T65"> to </text:span><text:span text:style-name="T67">512</text:span></text:p>
        </text:list-item>
        <text:list-item>
          <text:p text:style-name="P77"><text:span text:style-name="T65">Changed buffer size from </text:span><text:span text:style-name="T67">2048</text:span><text:span text:style-name="T65"> to </text:span><text:span text:style-name="T67">30000</text:span></text:p>
        </text:list-item>
        <text:list-item>
          <text:p text:style-name="P82"><text:span text:style-name="T63">Changed num layers from 5 to 2</text:span></text:p>
        </text:list-item>
      </text:list>
      <text:p text:style-name="P19"><text:span text:style-name="T55">Result - </text:span><text:span text:style-name="T60"><text:s/></text:span><text:span text:style-name="T88">Did not train.</text:span></text:p>
      <text:p text:style-name="P45"><text:soft-page-break/><text:span text:style-name="T32">PPO_</text:span><text:span text:style-name="T42">1</text:span><text:span text:style-name="T45">5</text:span><text:span text:style-name="T32"> –</text:span><text:span text:style-name="T1"> </text:span><text:span text:style-name="T22">Hyperparameter tuning</text:span></text:p>
      <text:p text:style-name="P20"><text:span text:style-name="T83">mlagents-learn EnvironmentBehavior.yaml --run-id=</text:span><text:span text:style-name="T58">Env_</text:span><text:span text:style-name="T83">PPO_</text:span><text:span text:style-name="T87">1</text:span><text:span text:style-name="T88">5</text:span><text:span text:style-name="T59"> </text:span><text:span text:style-name="T56">--env=../Builds --</text:span><text:span text:style-name="T87">num-env=6</text:span></text:p>
      <text:list xml:id="list141111649321947" text:continue-numbering="true" text:style-name="L1">
        <text:list-item>
          <text:p text:style-name="P78"><text:span text:style-name="T64">Changed batch size from </text:span><text:span text:style-name="T68">512</text:span><text:span text:style-name="T65"> to </text:span><text:span text:style-name="T68">2048</text:span></text:p>
        </text:list-item>
        <text:list-item>
          <text:p text:style-name="P78"><text:span text:style-name="T65">Changed buffer size from </text:span><text:span text:style-name="T67">30000 </text:span><text:span text:style-name="T68">to 20480</text:span></text:p>
        </text:list-item>
        <text:list-item>
          <text:p text:style-name="P58">Normalize to true</text:p>
        </text:list-item>
        <text:list-item>
          <text:p text:style-name="P58">hidden units from 256 to 512</text:p>
        </text:list-item>
        <text:list-item>
          <text:p text:style-name="P67">Max steps from 20M to 10M</text:p>
        </text:list-item>
        <text:list-item>
          <text:p text:style-name="P67">Time horizon from 64 to 1000</text:p>
        </text:list-item>
      </text:list>
      <text:p text:style-name="P20"><text:span text:style-name="T55">Result - </text:span><text:span text:style-name="T60"><text:s/></text:span><text:span text:style-name="T88">Did not </text:span><text:span text:style-name="T89">train</text:span></text:p>
      <text:p text:style-name="P20"/>
      <text:p text:style-name="P46"><text:span text:style-name="T32">PPO_</text:span><text:span text:style-name="T42">1</text:span><text:span text:style-name="T46">6</text:span><text:span text:style-name="T32"> –</text:span><text:span text:style-name="T1"> </text:span><text:span text:style-name="T23">Overhaul of observations and actions. Agent can now act on every unlocked node in the grid at each step.</text:span></text:p>
      <text:p text:style-name="P21"><text:span text:style-name="T55">Result - </text:span><text:span text:style-name="T60"><text:s/></text:span><text:span text:style-name="T88">Did n</text:span><text:span text:style-name="T90">ot train</text:span></text:p>
      <text:p text:style-name="P21"/>
      <text:p text:style-name="P47"><text:span text:style-name="T32">PPO_</text:span><text:span text:style-name="T42">1</text:span><text:span text:style-name="T47">7</text:span><text:span text:style-name="T32"> –</text:span><text:span text:style-name="T1"> </text:span><text:span text:style-name="T22">Hyperparameter tuning. </text:span><text:span text:style-name="T24">There may be an issue with normalizing observations that are already <text:s/>in -1 to 1 range.</text:span></text:p>
      <text:p text:style-name="P22"><text:span text:style-name="T83">mlagents-learn EnvironmentBehavior.yaml --run-id=</text:span><text:span text:style-name="T58">Env_</text:span><text:span text:style-name="T83">PPO_</text:span><text:span text:style-name="T87">1</text:span><text:span text:style-name="T88">5</text:span><text:span text:style-name="T59"> </text:span><text:span text:style-name="T56">--env=../Builds --</text:span><text:span text:style-name="T87">num-env=6</text:span></text:p>
      <text:list xml:id="list141110264258681" text:continue-numbering="true" text:style-name="L1">
        <text:list-item>
          <text:p text:style-name="P79"><text:span text:style-name="T64">Changed </text:span><text:span text:style-name="T69">hidden units from 512 to 128</text:span></text:p>
        </text:list-item>
        <text:list-item>
          <text:p text:style-name="P68"><text:span text:style-name="T88">t</text:span>ime horizon from 1000 to 100</text:p>
        </text:list-item>
        <text:list-item>
          <text:p text:style-name="P59">Normalize to <text:span text:style-name="T90">false</text:span></text:p>
        </text:list-item>
      </text:list>
      <text:p text:style-name="P60"><text:span text:style-name="T55">Result - </text:span><text:span text:style-name="T60"><text:s/></text:span><text:span text:style-name="T88">Did n</text:span><text:span text:style-name="T90">ot train. </text:span><text:span text:style-name="T91">Agent may not like having to make 101 decisions each tick.</text:span></text:p>
      <text:p text:style-name="P60"/>
      <text:p text:style-name="P48"><text:span text:style-name="T32">PPO_</text:span><text:span text:style-name="T42">1</text:span><text:span text:style-name="T48">8</text:span><text:span text:style-name="T32"> –</text:span><text:span text:style-name="T1"> </text:span><text:span text:style-name="T25">Reverted to single discrete action space with 100 choices on a 10x10 grid.</text:span></text:p>
      <text:p text:style-name="P23"><text:span text:style-name="T83">mlagents-learn EnvironmentBehavior.yaml --run-id=</text:span><text:span text:style-name="T58">Env_</text:span><text:span text:style-name="T83">PPO_</text:span><text:span text:style-name="T87">1</text:span><text:span text:style-name="T88">5</text:span><text:span text:style-name="T59"> </text:span><text:span text:style-name="T56">--env=../Builds --</text:span><text:span text:style-name="T87">num-env=6</text:span></text:p>
      <text:list xml:id="list141111336385394" text:continue-numbering="true" text:style-name="L1">
        <text:list-item>
          <text:p text:style-name="P80"><text:span text:style-name="T64">Changed </text:span><text:span text:style-name="T70">num envs from 4 to 8</text:span></text:p>
        </text:list-item>
      </text:list>
      <text:p text:style-name="P61"><text:span text:style-name="T55">Result - </text:span><text:span text:style-name="T60"><text:s/></text:span><text:span text:style-name="T88">Did n</text:span><text:span text:style-name="T90">ot t</text:span><text:span text:style-name="T92">rain</text:span></text:p>
      <text:p text:style-name="P61"><text:soft-page-break/></text:p>
      <text:p text:style-name="P49"><text:span text:style-name="T32">PPO_</text:span><text:span text:style-name="T42">1</text:span><text:span text:style-name="T49">9</text:span><text:span text:style-name="T32"> –</text:span><text:span text:style-name="T1"> </text:span><text:span text:style-name="T25">Re</text:span><text:span text:style-name="T26">ward tuning.</text:span></text:p>
      <text:list xml:id="list141111609183650" text:continue-numbering="true" text:style-name="L1">
        <text:list-item>
          <text:p text:style-name="P81"><text:span text:style-name="T64">Changed </text:span><text:span text:style-name="T70">num envs from </text:span><text:span text:style-name="T71">8</text:span><text:span text:style-name="T70"> to </text:span><text:span text:style-name="T71">4</text:span></text:p>
        </text:list-item>
      </text:list>
      <text:p text:style-name="P62"><text:span text:style-name="T55">Result - </text:span><text:span text:style-name="T60"><text:s/></text:span><text:span text:style-name="T88">Did n</text:span><text:span text:style-name="T90">ot t</text:span><text:span text:style-name="T93">rain</text:span></text:p>
      <text:p text:style-name="P62"/>
      <text:p text:style-name="P50"><text:span text:style-name="T32">PPO_</text:span><text:span text:style-name="T50">20</text:span><text:span text:style-name="T32"> –</text:span><text:span text:style-name="T1"> </text:span><text:span text:style-name="T27">Hyperparameter</text:span><text:span text:style-name="T26"> tuning. </text:span><text:span text:style-name="T27">Agent may be getting to long of a picture to focus on smaller tasks. It may also not be deep enough to abstract the concept of a path.</text:span></text:p>
      <text:list xml:id="list141110268335486" text:continue-numbering="true" text:style-name="L1">
        <text:list-item>
          <text:p text:style-name="P83"><text:span text:style-name="T64">C</text:span><text:span text:style-name="T63">hanged time horizon from 100 to 16</text:span></text:p>
        </text:list-item>
        <text:list-item>
          <text:p text:style-name="P83"><text:span text:style-name="T63">changed num layers from 2 to 3</text:span></text:p>
        </text:list-item>
      </text:list>
      <text:p text:style-name="P63"><text:span text:style-name="T55">Result - </text:span><text:span text:style-name="T60"><text:s/></text:span><text:span text:style-name="T88">Did n</text:span><text:span text:style-name="T90">ot t</text:span><text:span text:style-name="T94">rain</text:span></text:p>
      <text:p text:style-name="P63"/>
      <text:p text:style-name="P51"><text:span text:style-name="T32">PPO_</text:span><text:span text:style-name="T50">2</text:span><text:span text:style-name="T51">4</text:span><text:span text:style-name="T32"> –</text:span><text:span text:style-name="T1"> </text:span><text:span text:style-name="T27">Hyperparameter</text:span><text:span text:style-name="T26"> tuning.</text:span><text:span text:style-name="T72"> </text:span><text:span text:style-name="T73">Trained for approx 200M steps.</text:span></text:p>
      <text:p text:style-name="P64"><text:span text:style-name="T55">Result - </text:span><text:span text:style-name="T60"><text:s/></text:span><text:span text:style-name="T94">Was trainning, but very slowly.</text:span></text:p>
      <text:p text:style-name="P64"/>
      <text:p text:style-name="P52"><text:span text:style-name="T32">PPO_</text:span><text:span text:style-name="T50">2</text:span><text:span text:style-name="T52">5</text:span><text:span text:style-name="T32"> –</text:span><text:span text:style-name="T1"> </text:span><text:span text:style-name="T28">Tinkering with LSTM</text:span></text:p>
      <text:list xml:id="list141109776555819" text:continue-numbering="true" text:style-name="L1">
        <text:list-item>
          <text:p text:style-name="P84"><text:span text:style-name="T64">C</text:span><text:span text:style-name="T73">hanged </text:span><text:span text:style-name="T74">batch size to 1024</text:span></text:p>
        </text:list-item>
        <text:list-item>
          <text:p text:style-name="P85"><text:span text:style-name="T63">Changed buffer size to 10240</text:span></text:p>
        </text:list-item>
        <text:list-item>
          <text:p text:style-name="P85"><text:span text:style-name="T63">memory -&gt; sequence length = 128</text:span></text:p>
        </text:list-item>
        <text:list-item>
          <text:p text:style-name="P85"><text:span text:style-name="T63">memory -&gt; memory_size = 128</text:span></text:p>
        </text:list-item>
      </text:list>
      <text:p text:style-name="P65"><text:span text:style-name="T55">Result - </text:span><text:span text:style-name="T60"><text:s/></text:span><text:span text:style-name="T88">Did n</text:span><text:span text:style-name="T90">ot t</text:span><text:span text:style-name="T94">rain</text:span></text:p>
      <text:p text:style-name="P65"/>
      <text:p text:style-name="P53"><text:span text:style-name="T32">PPO_</text:span><text:span text:style-name="T50">2</text:span><text:span text:style-name="T53">6, </text:span><text:span text:style-name="T54">27</text:span><text:span text:style-name="T32"> –</text:span><text:span text:style-name="T1"> </text:span><text:span text:style-name="T29">Rethinking my approach. Agent doesn’t need to get the exact path length, it just needs to have a completed path of any length. The amount of influence the target path length can be determined by a wieghted value. So, the agent will always run to completion now. </text:span><text:span text:style-name="T30">Punishment for failed path gets more severe as episode progresses, so the agent should always finish with at least some form of viable path.</text:span></text:p>
      <text:list xml:id="list141109934122042" text:continue-numbering="true" text:style-name="L1">
        <text:list-item>
          <text:p text:style-name="P69">Removed LSTM memory</text:p>
        </text:list-item>
        <text:list-item>
          <text:p text:style-name="P72"><text:soft-page-break/>Added is path node observation</text:p>
        </text:list-item>
        <text:list-item>
          <text:p text:style-name="P71">Using 4 environments from 8</text:p>
        </text:list-item>
      </text:list>
      <text:p text:style-name="P65"><text:span text:style-name="T55">Result - </text:span><text:span text:style-name="T60"><text:s/></text:span><text:span text:style-name="T95">Succeeds about 97% of the time</text:span></text:p>
      <text:p text:style-name="P65"/>
      <text:p text:style-name="P54"><text:span text:style-name="T32">PPO_</text:span><text:span text:style-name="T50">2</text:span><text:span text:style-name="T54">8</text:span><text:span text:style-name="T32"> –</text:span><text:span text:style-name="T1"> </text:span><text:span text:style-name="T31">Added a cohesion observation where the agent is rewarded for keeping similar tiles together. Added reward for maintaining a specified amount of empty space. </text:span></text:p>
      <text:p text:style-name="P66"><text:span text:style-name="T55">Result - </text:span><text:span text:style-name="T60"><text:s/></text:span><text:span text:style-name="T95">Suc</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06T14:11:09.490000000</dc:date>
    <meta:editing-duration>P8DT1H24M19S</meta:editing-duration>
    <meta:editing-cycles>54</meta:editing-cycles>
    <meta:generator>LibreOffice/7.0.4.2$Windows_X86_64 LibreOffice_project/dcf040e67528d9187c66b2379df5ea4407429775</meta:generator>
    <meta:document-statistic meta:table-count="0" meta:image-count="0" meta:object-count="0" meta:page-count="6" meta:paragraph-count="97" meta:word-count="1030" meta:character-count="5996" meta:non-whitespace-character-count="5057"/>
  </office:meta>
</office:document-meta>
</file>